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400000069B568CB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ncept of Hardware and Software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ncept of Hardware and Softwar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Understanding the basics of computing compon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ware and Softwar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rdware and Softwar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Hardware: Physical components of a computer</text:span></text:p>
              </text:list-item>
              <text:list-item>
                <text:p text:style-name="P6"><text:span text:style-name="T3">- Software: Set of instructions that run on hardware</text:span></text:p>
              </text:list-item>
              <text:list-item>
                <text:p text:style-name="P6"><text:span text:style-name="T3">- Both are essential for comput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Softwar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ypes of Softwar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System Software: OS, Utilities, Drivers</text:span></text:p>
              </text:list-item>
              <text:list-item>
                <text:p text:style-name="P6"><text:span text:style-name="T3">- Application Software: Word processors, browsers</text:span></text:p>
              </text:list-item>
              <text:list-item>
                <text:p text:style-name="P6"><text:span text:style-name="T3">- Middleware: Connects applications and 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ing Languag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ming Languag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Low-Level: Machine &amp; Assembly Language</text:span></text:p>
              </text:list-item>
              <text:list-item>
                <text:p text:style-name="P6"><text:span text:style-name="T3">- High-Level: Python, Java, C++</text:span></text:p>
              </text:list-item>
              <text:list-item>
                <text:p text:style-name="P6"><text:span text:style-name="T3">- Interpreted vs Compiled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resentation of Data/Inform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resentation of Data/Information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Binary (0s and 1s)</text:span></text:p>
              </text:list-item>
              <text:list-item>
                <text:p text:style-name="P6"><text:span text:style-name="T3">- ASCII and Unicode</text:span></text:p>
              </text:list-item>
              <text:list-item>
                <text:p text:style-name="P6"><text:span text:style-name="T3">- Data Types: Integer, Float, Boolean, Str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 of Data Process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 of Data Processing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Data Collection</text:span></text:p>
              </text:list-item>
              <text:list-item>
                <text:p text:style-name="P6"><text:span text:style-name="T3">- Data Storage</text:span></text:p>
              </text:list-item>
              <text:list-item>
                <text:p text:style-name="P6"><text:span text:style-name="T3">- Data Processing Techniques</text:span></text:p>
              </text:list-item>
              <text:list-item>
                <text:p text:style-name="P6"><text:span text:style-name="T3">- Information Output &amp; Decision Mak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2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4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3" draw:text-style-name="MP11" draw:layer="backgroundobjects" svg:width="4.456cm" svg:height="1.921cm" svg:x="0.668cm" svg:y="0.636cm">
        <draw:image xlink:href="Pictures/10000001000000F400000069B568CB89.png" xlink:type="simple" xlink:show="embed" xlink:actuate="onLoad" draw:mime-type="image/png">
          <text:p/>
        </draw:image>
        <svg:desc>C:\Users\PHOENIX\Pictures\nielit-logo.png</svg:desc>
      </draw:frame>
      <draw:frame draw:style-name="Mgr4" draw:text-style-name="MP12" draw:layer="backgroundobjects" svg:width="11.903cm" svg:height="1.506cm" svg:x="10.453cm" svg:y="1.363cm">
        <draw:text-box>
          <text:p><text:span text:style-name="MT3">Course: NIELIT ‘O’ Level (IT)</text:span></text:p>
          <text:p><text:span text:style-name="MT3">Module: M1-R5 : IT Tools and Network Basics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7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7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7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9" draw:layer="backgroundobjects" svg:width="21.589cm" svg:height="3.783cm" svg:x="2.006cm" svg:y="12.241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Text Placeholder 2" presentation:style-name="Mpr21" draw:text-style-name="MP21" draw:layer="backgroundobjects" svg:width="21.589cm" svg:height="4.166cm" svg:x="2.006cm" svg:y="8.074cm" presentation:class="outline" presentation:user-transformed="true">
        <draw:text-box>
          <text:p text:style-name="MP20"><text:span text:style-name="MT9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6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2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6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2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8" draw:layer="backgroundobjects" svg:width="11.222cm" svg:height="1.776cm" svg:x="1.27cm" svg:y="4.264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3" presentation:style-name="Mpr32" draw:text-style-name="MP28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9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8" draw:layer="backgroundobjects" svg:width="11.226cm" svg:height="1.776cm" svg:x="12.903cm" svg:y="4.264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5" presentation:style-name="Mpr32" draw:text-style-name="MP28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9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21" draw:layer="backgroundobjects" svg:width="8.355cm" svg:height="3.227cm" svg:x="1.27cm" svg:y="0.758cm" presentation:class="title" presentation:user-transformed="true">
        <draw:text-box>
          <text:p text:style-name="MP33"><text:span text:style-name="MT13">Click to edit Master title style</text:span></text:p>
        </draw:text-box>
      </draw:frame>
      <draw:frame draw:name="Content Placeholder 2" presentation:style-name="Mpr44" draw:text-style-name="MP17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5" draw:layer="backgroundobjects" svg:width="8.355cm" svg:height="13.03cm" svg:x="1.27cm" svg:y="3.986cm" presentation:class="outline" presentation:user-transformed="true">
        <draw:text-box>
          <text:p text:style-name="MP34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21" draw:layer="backgroundobjects" svg:width="15.239cm" svg:height="1.573cm" svg:x="4.979cm" svg:y="13.335cm" presentation:class="title" presentation:user-transformed="true">
        <draw:text-box>
          <text:p text:style-name="MP33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5" draw:layer="backgroundobjects" svg:width="15.239cm" svg:height="2.235cm" svg:x="4.979cm" svg:y="14.909cm" presentation:class="outline" presentation:user-transformed="true">
        <draw:text-box>
          <text:p text:style-name="MP34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2</meta:editing-cycles>
    <meta:creation-date>2013-01-27T09:14:16</meta:creation-date>
    <dc:date>2025-03-21T15:53:42.839000000</dc:date>
    <meta:editing-duration>PT8M39S</meta:editing-duration>
    <meta:generator>LibreOffice/24.8.5.2$Windows_X86_64 LibreOffice_project/fddf2685c70b461e7832239a0162a77216259f22</meta:generator>
    <meta:document-statistic meta:object-count="160"/>
    <meta:user-defined meta:name="AppVersion">14.0000</meta:user-defined>
    <meta:user-defined meta:name="PresentationFormat">On-screen Show (4:3)</meta:user-defined>
  </office:meta>
</office:document-meta>
</file>